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1">
        <text:h text:style-name="Heading_20_4" text:outline-level="4">Scrollen:</text:h>
        <text:p text:style-name="Standard"/>
        <text:p text:style-name="Textkörper_20_Einrückung_20_Xaver">Wenn Dateien und Ordner den Anzeigenumfang des Organonfensters übersteigen, wird eine Scrollleiste eingeblendet.</text:p>
        <text:p text:style-name="Textkörper_20_Einrückung_20_Xaver"/>
        <text:p text:style-name="Textkörper_20_Einrückung_20_Xaver">Leider kann nicht mit dem Mausrad gescrollt werden, sondern nur per Ziehen mit der Maus. Ich habe bisher keine (einfache) Lösung für Office gefunden, das Mausrad anzusprech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41" meta:character-count="296"/>
    <dc:date>2014-06-23T14:19:22.72</dc:date>
    <meta:editing-duration>P0D</meta:editing-duration>
    <meta:editing-cycles>1</meta:editing-cycles>
    <meta:generator>OpenOffice/4.1.0$Win32 OpenOffice.org_project/410m18$Build-9764</meta:generator>
  </office:meta>
</office:document-meta>
</file>